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7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9.1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8.39cm"/>
      <style:paragraph-properties style:writing-mode="lr-tb"/>
    </style:style>
    <style:style style:name="gr5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54cm" svg:x="1cm" svg:y="3.857cm">
          <text:p text:style-name="P1"><text:span text:style-name="T1">Atom (Character – Node)</text:span></text:p>
          <text:p text:style-name="P1"><text:span text:style-name="T1"/></text:p>
          <text:p text:style-name="P1">Har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603cm" svg:height="2.54cm" svg:x="19.097cm" svg:y="3.857cm">
          <text:p text:style-name="P1"><text:span text:style-name="T1">Atom (Character – Node)</text:span></text:p>
          <text:p text:style-name="P1"><text:span text:style-name="T1"/></text:p>
          <text:p text:style-name="P1">R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564cm" svg:height="0.962cm" svg:x="11.263cm" svg:y="4.165cm">
          <draw:text-box>
            <text:p><text:span text:style-name="T1">Atom (Friend – Edge)</text:span></text:p>
          </draw:text-box>
        </draw:frame>
        <draw:custom-shape draw:style-name="gr4" draw:text-style-name="P1" xml:id="id4" draw:id="id4" draw:layer="layout" svg:width="8.89cm" svg:height="2.54cm" svg:x="9.89cm" svg:y="14.652cm">
          <text:p text:style-name="P1"><text:span text:style-name="T1">Atom (Place – Node)</text:span></text:p>
          <text:p text:style-name="P1"/>
          <text:p text:style-name="P1">The Burrow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8.89cm" svg:height="2.54cm" svg:x="9.89cm" svg:y="9.572cm">
          <text:p text:style-name="P1"><text:span text:style-name="T1">Atom (Event – Node)</text:span></text:p>
          <text:p text:style-name="P1"/>
          <text:p text:style-name="P1">Pickup Quidditch Gam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255cm" svg:y1="5.127cm" svg:x2="19.097cm" svg:y2="5.127cm" draw:start-shape="id1" draw:start-glue-point="1" draw:end-shape="id2" draw:end-glue-point="3" svg:d="M9255 5127h9842" svg:viewBox="0 0 9843 1">
          <text:p/>
        </draw:connector>
        <draw:connector draw:style-name="gr6" draw:text-style-name="P3" draw:layer="layout" svg:x1="9.89cm" svg:y1="10.842cm" svg:x2="5.127cm" svg:y2="6.397cm" draw:start-shape="id3" draw:start-glue-point="3" draw:end-shape="id1" draw:end-glue-point="2" svg:d="M9890 10842h-4763v-4445" svg:viewBox="0 0 4764 4446">
          <text:p/>
        </draw:connector>
        <draw:connector draw:style-name="gr6" draw:text-style-name="P3" draw:layer="layout" svg:x1="18.78cm" svg:y1="10.842cm" svg:x2="23.898cm" svg:y2="6.397cm" draw:start-shape="id3" draw:start-glue-point="1" draw:end-shape="id2" draw:end-glue-point="2" svg:d="M18780 10842h5118v-4445" svg:viewBox="0 0 5119 4446">
          <text:p/>
        </draw:connector>
        <draw:connector draw:style-name="gr7" draw:text-style-name="P4" draw:layer="layout" svg:x1="14.335cm" svg:y1="12.112cm" svg:x2="14.335cm" svg:y2="14.652cm" draw:start-shape="id3" draw:end-shape="id4" svg:d="M14335 12112v2540" svg:viewBox="0 0 1 2541">
          <text:p text:style-name="P5"><text:span text:style-name="T1"/></text:p>
        </draw:connector>
        <draw:frame draw:style-name="gr8" draw:text-style-name="P6" draw:layer="layout" svg:width="7.62cm" svg:height="1.27cm" svg:x="14.335cm" svg:y="12.747cm">
          <draw:text-box>
            <text:p text:style-name="P5"><text:span text:style-name="T1">Atom (Where – Edge)</text:span></text:p>
          </draw:text-box>
        </draw:frame>
        <draw:frame draw:style-name="gr3" draw:text-style-name="P2" draw:layer="layout" svg:width="6.073cm" svg:height="0.962cm" svg:x="2.587cm" svg:y="11.16cm">
          <draw:text-box>
            <text:p><text:span text:style-name="T1">Atom (Who – Edge)</text:span></text:p>
          </draw:text-box>
        </draw:frame>
        <draw:frame draw:style-name="gr3" draw:text-style-name="P2" draw:layer="layout" svg:width="6.073cm" svg:height="0.962cm" svg:x="20.327cm" svg:y="11.15cm">
          <draw:text-box>
            <text:p><text:span text:style-name="T1">Atom (Who – Edge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9T22:35:54.500135620</meta:creation-date>
    <dc:date>2021-03-09T22:56:07.804721969</dc:date>
    <meta:editing-duration>PT9M20S</meta:editing-duration>
    <meta:editing-cycles>2</meta:editing-cycles>
    <meta:generator>LibreOffice/7.0.4.2$Linux_X86_64 LibreOffice_project/00$Build-2</meta:generator>
    <meta:document-statistic meta:object-count="12"/>
  </office:meta>
</office:document-meta>
</file>